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0000000200B7DA4DD4BAECD38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draw:fill-image-width="60%" draw:fill-image-height="40%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Alapértelmezet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0T14:26:15.032000000</meta:creation-date>
    <meta:generator>LibreOfficeDev/7.6.0.0.alpha0$Windows_X86_64 LibreOffice_project/2db9105add49d2d5918717d423e91b60ceb5e838</meta:generator>
    <dc:date>2023-02-20T14:49:47.228000000</dc:date>
    <meta:editing-duration>PT5M27S</meta:editing-duration>
    <meta:editing-cycles>2</meta:editing-cycles>
    <meta:document-statistic meta:object-count="23"/>
  </office:meta>
</office:document-meta>
</file>